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Preformatted_20_Text">
      <style:paragraph-properties fo:margin-top="0cm" fo:margin-bottom="0.499cm"/>
    </style:style>
    <style:style style:name="P3" style:family="paragraph" style:parent-style-name="Standard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2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ivre <text:span text:style-name="T1">à la lettre</text:span> ce tuto : <text:a xlink:type="simple" xlink:href="http://guillaume.belz.free.fr/doku.php?id=install_qt55_windows#installer_qt_55_avec_visual_studio_2013" text:style-name="Internet_20_link" text:visited-style-name="Visited_20_Internet_20_Link">http://guillaume.belz.free.fr/doku.php?id=install_qt55_windows#installer_qt_55_avec_visual_studio_2013</text:a></text:p>
      <text:p text:style-name="Standard">càd :</text:p>
      <text:list xml:id="list4460714507317534989" text:style-name="L1">
        <text:list-item>
          <text:p text:style-name="P3">installer Visual Studio Community 2013</text:p>
        </text:list-item>
        <text:list-item>
          <text:p text:style-name="P3">installer Qt 5.5 <text:span text:style-name="T1">en n'oubliant pas de sélectionner msvc2013 (32 ou 64-bits)</text:span></text:p>
        </text:list-item>
        <text:list-item>
          <text:p text:style-name="P3">installer le plugin de Qt</text:p>
        </text:list-item>
      </text:list>
      <text:p text:style-name="Standard"/>
      <text:p text:style-name="Standard">Démarrer VS 2013. Dans le menu QT5 → Qt Options, cliquer sur Add, chercher la version de Qt installée (pour moi c'est C:\Qt\5.5\msvc2013), valider puis choisir cette version par défaut. Cliquer sur OK.</text:p>
      <text:p text:style-name="Standard"/>
      <text:p text:style-name="Standard">Pour tester sur un projet, soit en créer un soit en ouvrir un existant. Clic-droit sur le nom du projet → Properties. Mettre Configuration en All Configurations. <text:span text:style-name="T1">Dans Configuration Properties → Debugging, remplacer ce qu'il y a dans Environment par </text:span><text:span text:style-name="Source_20_Text"><text:span text:style-name="T1">PATH=%QTDIR%\bin;%PATH%;</text:span></text:span></text:p>
      <text:p text:style-name="Standard"><text:span text:style-name="Source_20_Text"><text:span text:style-name="T2">Vérifier aussi dans QT5 → Qt Project Settings que les modules dont vous avez besoin sont cochés (en général, Qt Core, Qt Widgets, Qt GUI).</text:span></text:span></text:p>
      <text:p text:style-name="Standard"><text:span text:style-name="Source_20_Text"><text:span text:style-name="T2">Pour ouvrir un projet fait sous Qt Creator, aller dans QT5 → Open Qt project file (.pro) et ça ouvrira tout le projet en générant le .vcxproj qui servira à le rouvrir normalement par la suite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2">Normalement ça devrait marcher à ce stade. J'ai eu une erreur due au fait que j'avais un autre Visual Studio (2015) installé, pour ça il faut regarder, toujours dans les Properties du projet, dans Configuration Properties → General, choisir dans Platform Toolset la platforme de Visual Studio 2013 (v120).</text:span></text:span></text:p>
      <text:p text:style-name="Standard"><text:span text:style-name="Source_20_Text"><text:span text:style-name="T2"/></text:span></text:p>
      <text:p text:style-name="P1"><text:span text:style-name="Source_20_Text"><text:span text:style-name="T2"/></text:span></text:p>
      <text:p text:style-name="Standard"><text:span text:style-name="Source_20_Text"><text:span text:style-name="T2"/></text:span></text:p>
      <text:p text:style-name="Standard"><text:span text:style-name="Source_20_Text"><text:span text:style-name="T2"/></text:span></text:p>
      <text:p text:style-name="Text_20_body"><text:span text:style-name="Source_20_Text"><text:span text:style-name="T2">Typically you need to do 5 things to include a library in your project:</text:span></text:span></text:p>
      <text:p text:style-name="Text_20_body">1) Add #include statements necessary files with declarations/interfaces, e.g.:</text:p>
      <text:p text:style-name="P2"><text:span text:style-name="Source_20_Text">#include "library.h"</text:span></text:p>
      <text:p text:style-name="Text_20_body">2) Add an include directory for the compiler to look into</text:p>
      <text:p text:style-name="Text_20_body">-&gt; Configuration Properties/VC++ Directories/Include Directories (click and edit, add a new entry)</text:p>
      <text:p text:style-name="Text_20_body">C:\Users\Noëlie\Documents\Mines\Mécatro\Logiciel_mecatro\Logiciel_mecatro;$(IncludePath)</text:p>
      <text:p text:style-name="Text_20_body">3) Add a library directory for *.lib files:</text:p>
      <text:p text:style-name="Text_20_body">-&gt; project(on top bar)/properties/Configuration Properties/VC++ Directories/Library Directories (click and edit, add a new entry)</text:p>
      <text:p text:style-name="Text_20_body">C:\Users\Noëlie\Documents\Mines\Mécatro\Logiciel_mecatro\Logiciel_mecatro\Vimba_2.0\VimbaC\Lib\Win32;C:\Users\Noëlie\Documents\Mines\Mécatro\Logiciel_mecatro\Logiciel_mecatro\Vimba_2.0\VimbaCPP\Lib\Win32;$(LibraryPath)</text:p>
      <text:p text:style-name="Text_20_body">4) Link the lib's *.lib files</text:p>
      <text:p text:style-name="Text_20_body">-&gt; Configuration Properties/Linker/Input/Additional Dependencies (e.g.: library.lib;</text:p>
      <text:p text:style-name="Text_20_body">VimbaC.lib;VimbaCPP.lib</text:p>
      <text:p text:style-name="Text_20_body">5) Place *.dll files either:</text:p>
      <text:p text:style-name="Text_20_body">-&gt; in the directory you'll be opening your final executable from <text:span text:style-name="Strong_20_Emphasis">or</text:span> into Windows/system32</text:p>
      <text:p text:style-name="P1"><text:span text:style-name="Source_20_Text"><text:span text:style-name="T2"/></text:span></text:p>
      <text:p text:style-name="Standard"><text:soft-page-break/><text:span text:style-name="Source_20_Text"><text:span text:style-name="T2"/></text:span></text:p>
      <text:h text:style-name="Heading_20_2" text:outline-level="2"><text:span text:style-name="Source_20_Text"><text:span text:style-name="T2">Custom build rules for QT under Visual Studio 2010</text:span></text:span></text:h>
      <text:p text:style-name="Standard"><text:span text:style-name="Source_20_Text"><text:span text:style-name="T2">(Qt Objects!)</text:span></text:span></text:p>
      <text:p text:style-name="Text_20_body"><text:span text:style-name="Source_20_Text"><text:span text:style-name="T2"/></text:span></text:p>
      <text:p text:style-name="Text_20_body"><text:span text:style-name="Source_20_Text"><text:span text:style-name="T2">All files using the Q_OBJECT macro need to be compiled using the Meta-Object Compiler (MOC). Here is what you do to invoke moc.exe to as a custom build tool executed for a given file (e.g. your MainWindow.h):</text:span></text:span></text:p>
      <text:p text:style-name="Text_20_body">Right-click the item in the solution explorer</text:p>
      <text:list xml:id="list7018244888233629120" text:style-name="L2">
        <text:list-item>
          <text:p text:style-name="P7">Properties -&gt; Configuration Properties -&gt; Item Type: Custom Build Tool </text:p>
        </text:list-item>
        <text:list-item>
          <text:p text:style-name="P7">Click on “Apply”, a new entry “Custom Build Tool” should appear on the left, select that entry </text:p>
        </text:list-item>
        <text:list-item>
          <text:p text:style-name="P4">Under Command Line enter: </text:p>
        </text:list-item>
      </text:list>
      <text:p text:style-name="Text_20_body"><text:span text:style-name="Source_20_Text">$(QTDIR)\bin\moc.exe "%(FullPath)" -o "%(RootDir)%(Directory)GeneratedFiles\</text:span><text:span text:style-name="Source_20_Text">$(ConfigurationName)</text:span><text:span text:style-name="Source_20_Text">\moc_%(Filename).cpp"</text:span></text:p>
      <text:list xml:id="list6108882506688651940" text:style-name="L3">
        <text:list-item>
          <text:p text:style-name="P5">Description: </text:p>
        </text:list-item>
      </text:list>
      <text:p text:style-name="Text_20_body"><text:span text:style-name="Source_20_Text">Compiling %(Filename).%(Extension) using MOC</text:span></text:p>
      <text:list xml:id="list6404392940910401272" text:style-name="L4">
        <text:list-item>
          <text:p text:style-name="P6">Outputs: </text:p>
        </text:list-item>
      </text:list>
      <text:p text:style-name="Text_20_body"><text:span text:style-name="Source_20_Text">%(RootDir)%(Directory)GeneratedFiles\$(ConfigurationName)\moc_%(Filename).cpp</text:span></text:p>
      <text:p text:style-name="Standard"><text:span text:style-name="Source_20_Text"><text:span text:style-name="T2">A faire pour chaque header utilisant les Q Objects. Puis clic-droit → compiler les fichiers en question. Cela crée le fichier moc_xxxxxx.cpp manquant et rend possible la compilation du projet.</text:span></text:span></text:p>
      <text:p text:style-name="Standard"><text:span text:style-name="Source_20_Text"><text:span text:style-name="T2"/></text:span></text:p>
      <text:p text:style-name="Standard"><text:span text:style-name="Source_20_Text"><text:span text:style-name="T3"/></text:span></text:p>
      <text:p text:style-name="Standard"><text:span text:style-name="Source_20_Text"><text:span text:style-name="T3">Path à indiquer :</text:span></text:span></text:p>
      <text:p text:style-name="Standard"><text:span text:style-name="Source_20_Text"><text:span text:style-name="T2">PATH=%QTDIR%\bin;$(ProjectDir)\Vimba_2.0\VimbaCPP\Bin\Win32;$(ProjectDir)\Vimba_2.0\VimbaC\Bin\Win32;%PATH%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oëlie Cherrier</meta:initial-creator>
    <meta:creation-date>2016-04-27T18:23:37.85</meta:creation-date>
    <dc:date>2016-06-05T11:32:12.13</dc:date>
    <dc:creator>Noëlie Cherrier</dc:creator>
    <meta:editing-duration>P1DT8H41M47S</meta:editing-duration>
    <meta:editing-cycles>21</meta:editing-cycles>
    <meta:generator>OpenOffice/4.1.1$Win32 OpenOffice.org_project/411m6$Build-9775</meta:generator>
    <meta:document-statistic meta:table-count="0" meta:image-count="0" meta:object-count="0" meta:page-count="2" meta:paragraph-count="39" meta:word-count="460" meta:character-count="3531"/>
  </office:meta>
</office:document-meta>
</file>